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24.78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18.91mm"/>
    </style:style>
    <style:style style:name="co5" style:family="table-column">
      <style:table-column-properties fo:break-before="auto" style:column-width="26.74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19.56mm"/>
    </style:style>
    <style:style style:name="co9" style:family="table-column">
      <style:table-column-properties fo:break-before="auto" style:column-width="20.21mm"/>
    </style:style>
    <style:style style:name="co10" style:family="table-column">
      <style:table-column-properties fo:break-before="auto" style:column-width="55.09mm"/>
    </style:style>
    <style:style style:name="co11" style:family="table-column">
      <style:table-column-properties fo:break-before="auto" style:column-width="27.76mm"/>
    </style:style>
    <style:style style:name="co12" style:family="table-column">
      <style:table-column-properties fo:break-before="auto" style:column-width="21.64mm"/>
    </style:style>
    <style:style style:name="co13" style:family="table-column">
      <style:table-column-properties fo:break-before="auto" style:column-width="27.06mm"/>
    </style:style>
    <style:style style:name="co14" style:family="table-column">
      <style:table-column-properties fo:break-before="auto" style:column-width="24.13mm"/>
    </style:style>
    <style:style style:name="co15" style:family="table-column">
      <style:table-column-properties fo:break-before="auto" style:column-width="13.69mm"/>
    </style:style>
    <style:style style:name="co16" style:family="table-column">
      <style:table-column-properties fo:break-before="auto" style:column-width="22.51mm"/>
    </style:style>
    <style:style style:name="co17" style:family="table-column">
      <style:table-column-properties fo:break-before="auto" style:column-width="18.26mm"/>
    </style:style>
    <style:style style:name="co18" style:family="table-column">
      <style:table-column-properties fo:break-before="auto" style:column-width="27.71mm"/>
    </style:style>
    <style:style style:name="ro1" style:family="table-row">
      <style:table-row-properties style:row-height="4.94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59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4">
      <style:table-properties table:display="true" style:writing-mode="lr-tb"/>
    </style:style>
    <style:style style:name="ta5" style:family="table" style:master-page-name="PageStyle_5f_Hoja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de </number:text>
      <number:month number:textual="true"/>
      <number:text> de </number:text>
      <number:year/>
    </number:date-style>
    <style:style style:name="ce1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padding="0.71mm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e3e3e3" style:diagonal-bl-tr="none" style:diagonal-tl-br="none" fo:border="0.74pt solid #339933" fo:padding="0.71mm" style:rotation-align="none"/>
    </style:style>
    <style:style style:name="ce27" style:family="table-cell" style:parent-style-name="Default" style:data-style-name="N2">
      <style:table-cell-properties fo:background-color="#e3e3e3" style:diagonal-bl-tr="none" style:diagonal-tl-br="none" fo:border="0.74pt solid #339933" fo:padding="0.71mm" style:rotation-align="none"/>
    </style:style>
    <style:style style:name="ce6" style:family="table-cell" style:parent-style-name="Default" style:data-style-name="N4">
      <style:table-cell-properties style:glyph-orientation-vertical="0" fo:border-bottom="0.74pt solid #ff0000" fo:background-color="#e3e3e3" style:diagonal-bl-tr="none" style:diagonal-tl-br="none" style:text-align-source="fix" style:repeat-content="false" fo:wrap-option="no-wrap" fo:border-left="0.74pt solid #ff0000" style:direction="ltr" fo:padding="0.71mm" fo:border-right="0.74pt solid #ff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74pt solid #ff0000" fo:background-color="#e3e3e3" style:diagonal-bl-tr="none" style:diagonal-tl-br="none" style:text-align-source="fix" style:repeat-content="false" fo:wrap-option="no-wrap" fo:border-left="0.74pt solid #ff0000" style:direction="ltr" fo:padding="0.71mm" fo:border-right="0.74pt solid #ff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map style:condition="cell-content()&gt;=5" style:apply-style-name="Sin_20_título2" style:base-cell-address="Hoja1.G2"/>
      <style:map style:condition="cell-content()&lt;5" style:apply-style-name="Sin_20_título1" style:base-cell-address="Hoja1.G2"/>
    </style:style>
    <style:style style:name="ce8" style:family="table-cell" style:parent-style-name="Default" style:data-style-name="N39">
      <style:table-cell-properties style:glyph-orientation-vertical="0" fo:border-bottom="0.74pt solid #ff0000" fo:background-color="#e3e3e3" style:diagonal-bl-tr="none" style:diagonal-tl-br="none" style:text-align-source="fix" style:repeat-content="false" fo:wrap-option="no-wrap" fo:border-left="0.74pt solid #ff0000" style:direction="ltr" fo:padding="0.71mm" fo:border-right="0.74pt solid #ff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e3e3e3" style:diagonal-bl-tr="none" style:diagonal-tl-br="none" fo:border="0.74pt solid #ff0000" fo:padding="0.71mm" style:rotation-align="none"/>
    </style:style>
    <style:style style:name="ce12" style:family="table-cell" style:parent-style-name="Default">
      <style:table-cell-properties fo:background-color="#e3e3e3" style:diagonal-bl-tr="none" style:diagonal-tl-br="none" fo:border="0.74pt solid #ffff00" fo:padding="0.71mm" style:rotation-align="none"/>
    </style:style>
    <style:style style:name="ce1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0">
      <style:table-cell-properties style:glyph-orientation-vertical="0" fo:border-bottom="0.74pt solid #00ccff" fo:background-color="#e3e3e3" style:diagonal-bl-tr="none" style:diagonal-tl-br="none" style:text-align-source="fix" style:repeat-content="false" fo:wrap-option="no-wrap" fo:border-left="0.74pt solid #00ccff" style:direction="ltr" fo:padding="0.71mm" fo:border-right="0.74pt solid #00cc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0">
      <style:table-cell-properties style:glyph-orientation-vertical="0" fo:border-bottom="0.74pt solid #00ccff" fo:background-color="#e3e3e3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0.74pt solid #333399" fo:background-color="#e3e3e3" style:diagonal-bl-tr="none" style:diagonal-tl-br="none" fo:border-left="0.74pt solid #333399" fo:padding="0.71mm" fo:border-right="0.74pt solid #333399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shapes>
          <draw:frame draw:z-index="0" draw:style-name="gr1" draw:text-style-name="P1" svg:width="160.12mm" svg:height="90.02mm" svg:x="1.64mm" svg:y="133.41mm">
            <draw:object draw:notify-on-update-of-ranges="Hoja1.A2:Hoja1.A13 Hoja1.C1:Hoja1.C1 Hoja1.C2:Hoja1.C13 Hoja1.D1:Hoja1.D1 Hoja1.D2:Hoja1.D13 Hoja1.E1:Hoja1.E1 Hoja1.E2:Hoja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2mm" svg:height="90.02mm" svg:x="175.44mm" svg:y="136.12mm">
            <draw:object draw:notify-on-update-of-ranges="Hoja1.G18:Hoja1.G19 Hoja1.H18:Hoja1.H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1mm" svg:height="90.02mm" svg:x="343.77mm" svg:y="137.75mm">
            <draw:object draw:notify-on-update-of-ranges="Hoja1.G21:Hoja1.G25 Hoja1.H21:Hoja1.H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1er. Apellido</text:p>
          </table:table-cell>
          <table:table-cell table:style-name="ce1" office:value-type="string" calcext:value-type="string">
            <text:p>1ª Eval</text:p>
          </table:table-cell>
          <table:table-cell table:style-name="ce1" office:value-type="string" calcext:value-type="string">
            <text:p>2ª Eval</text:p>
          </table:table-cell>
          <table:table-cell table:style-name="ce1" office:value-type="string" calcext:value-type="string">
            <text:p>3ªEval</text:p>
          </table:table-cell>
          <table:table-cell table:style-name="ce1" office:value-type="string" calcext:value-type="string">
            <text:p>Nota media Final</text:p>
          </table:table-cell>
          <table:table-cell table:style-name="ce7" office:value-type="string" calcext:value-type="string">
            <text:p>Nota Final</text:p>
          </table:table-cell>
          <table:table-cell table:style-name="ce7" office:value-type="string" calcext:value-type="string">
            <text:p>Calificación</text:p>
          </table:table-cell>
          <table:table-cell table:style-name="ce1" office:value-type="string" calcext:value-type="string">
            <text:p>Trabajos 1</text:p>
          </table:table-cell>
          <table:table-cell table:style-name="ce1" office:value-type="string" calcext:value-type="string">
            <text:p>Trabajos 2</text:p>
          </table:table-cell>
          <table:table-cell table:style-name="ce1" office:value-type="string" calcext:value-type="string">
            <text:p>Suma trabajos recuperación</text:p>
          </table:table-cell>
          <table:table-cell table:style-name="ce1" office:value-type="string" calcext:value-type="string">
            <text:p>¿Recupera?</text:p>
          </table:table-cell>
          <table:table-cell table:style-name="ce1" office:value-type="string" calcext:value-type="string">
            <text:p>¿Aprueba?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Ramon </text:p>
          </table:table-cell>
          <table:table-cell table:style-name="ce2" office:value-type="string" calcext:value-type="string">
            <text:p>Rodriguez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IF(OR(OR([.C2]&lt;5;[.D2]&lt;5;[.E2]&lt;5));MIN([.C2];[.E2]);AVERAGE([.C2];[.D2];[.E2]))" office:value-type="float" office:value="4.5" calcext:value-type="float">
            <text:p>4,50</text:p>
          </table:table-cell>
          <table:table-cell table:style-name="ce30" table:formula="of:=ROUND([.F2])" office:value-type="float" office:value="5" calcext:value-type="float">
            <text:p>5</text:p>
          </table:table-cell>
          <table:table-cell table:style-name="ce8" table:formula="of:=IF(([.G2]&lt;5);&quot;INSUFICIENTE&quot;;IF(([.G2]=5);&quot;SUFICIENTE&quot;;IF(([.G2]=6);&quot;BIEN&quot;;IF(([.G2]=7);&quot;NOTABLE&quot;;IF(([.G2]=8);&quot;NOTABLE&quot;;IF(([.G2]&gt;=9);&quot;SOBRESALIENTE&quot;))))))" office:value-type="string" office:string-value="SUFICIENTE" calcext:value-type="string">
            <text:p>SUFICIENT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35" table:formula="of:=IF(AND([.I2]&gt;=1;[.J2]&gt;=1);SUM([.I2];[.J2]);0)" office:value-type="float" office:value="9" calcext:value-type="float">
            <text:p>9</text:p>
          </table:table-cell>
          <table:table-cell table:style-name="ce33" table:formula="of:=IF([.K2]&gt;=5;&quot;Si&quot;;&quot;No&quot;)" office:value-type="string" office:string-value="Si" calcext:value-type="string">
            <text:p>Si</text:p>
          </table:table-cell>
          <table:table-cell table:style-name="ce20" table:formula="of:=IF(OR([.H2]&lt;&gt;&quot;INSUFICIENTE&quot;;[.L2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a</text:p>
          </table:table-cell>
          <table:table-cell table:style-name="ce2" office:value-type="string" calcext:value-type="string">
            <text:p>Pere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IF(OR(OR([.C3]&lt;5;[.D3]&lt;5;[.E3]&lt;5));MIN([.C3];[.E3]);AVERAGE([.C3];[.D3];[.E3]))" office:value-type="float" office:value="1" calcext:value-type="float">
            <text:p>1,00</text:p>
          </table:table-cell>
          <table:table-cell table:style-name="ce30" table:formula="of:=ROUND([.F3])" office:value-type="float" office:value="1" calcext:value-type="float">
            <text:p>1</text:p>
          </table:table-cell>
          <table:table-cell table:style-name="ce8" table:formula="of:=IF(([.G3]&lt;5);&quot;INSUFICIENTE&quot;;IF(([.G3]=5);&quot;SUFICIENTE&quot;;IF(([.G3]=6);&quot;BIEN&quot;;IF(([.G3]=7);&quot;NOTABLE&quot;;IF(([.G3]=8);&quot;NOTABLE&quot;;IF(([.G3]&gt;=9);&quot;SOBRESALIENTE&quot;))))))" office:value-type="string" office:string-value="INSUFICIENTE" calcext:value-type="string">
            <text:p>INSUFICI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5" table:formula="of:=IF(AND([.I3]&gt;=1;[.J3]&gt;=1);SUM([.I3];[.J3]);0)" office:value-type="float" office:value="5" calcext:value-type="float">
            <text:p>5</text:p>
          </table:table-cell>
          <table:table-cell table:style-name="ce33" table:formula="of:=IF([.K3]&gt;=5;&quot;Si&quot;;&quot;No&quot;)" office:value-type="string" office:string-value="Si" calcext:value-type="string">
            <text:p>Si</text:p>
          </table:table-cell>
          <table:table-cell table:style-name="ce20" table:formula="of:=IF(OR([.H3]&lt;&gt;&quot;INSUFICIENTE&quot;;[.L3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Menéndez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formula="of:=IF(OR(OR([.C4]&lt;5;[.D4]&lt;5;[.E4]&lt;5));MIN([.C4];[.E4]);AVERAGE([.C4];[.D4];[.E4]))" office:value-type="float" office:value="8.16666666666667" calcext:value-type="float">
            <text:p>8,17</text:p>
          </table:table-cell>
          <table:table-cell table:style-name="ce30" table:formula="of:=ROUND([.F4])" office:value-type="float" office:value="8" calcext:value-type="float">
            <text:p>8</text:p>
          </table:table-cell>
          <table:table-cell table:style-name="ce8" table:formula="of:=IF(([.G4]&lt;5);&quot;INSUFICIENTE&quot;;IF(([.G4]=5);&quot;SUFICIENTE&quot;;IF(([.G4]=6);&quot;BIEN&quot;;IF(([.G4]=7);&quot;NOTABLE&quot;;IF(([.G4]=8);&quot;NOTABLE&quot;;IF(([.G4]&gt;=9);&quot;SOBRESALIENTE&quot;))))))" office:value-type="string" office:string-value="NOTABLE" calcext:value-type="string">
            <text:p>NOTABLE</text:p>
          </table:table-cell>
          <table:table-cell table:style-name="ce2" table:number-columns-repeated="2"/>
          <table:table-cell table:style-name="ce35" table:formula="of:=IF(AND([.I4]&gt;=1;[.J4]&gt;=1);SUM([.I4];[.J4]);0)" office:value-type="float" office:value="0" calcext:value-type="float">
            <text:p>0</text:p>
          </table:table-cell>
          <table:table-cell table:style-name="ce33" table:formula="of:=IF([.K4]&gt;=5;&quot;Si&quot;;&quot;No&quot;)" office:value-type="string" office:string-value="No" calcext:value-type="string">
            <text:p>No</text:p>
          </table:table-cell>
          <table:table-cell table:style-name="ce20" table:formula="of:=IF(OR([.H4]&lt;&gt;&quot;INSUFICIENTE&quot;;[.L4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Garc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IF(OR(OR([.C5]&lt;5;[.D5]&lt;5;[.E5]&lt;5));MIN([.C5];[.E5]);AVERAGE([.C5];[.D5];[.E5]))" office:value-type="float" office:value="1" calcext:value-type="float">
            <text:p>1,00</text:p>
          </table:table-cell>
          <table:table-cell table:style-name="ce30" table:formula="of:=ROUND([.F5])" office:value-type="float" office:value="1" calcext:value-type="float">
            <text:p>1</text:p>
          </table:table-cell>
          <table:table-cell table:style-name="ce8" table:formula="of:=IF(([.G5]&lt;5);&quot;INSUFICIENTE&quot;;IF(([.G5]=5);&quot;SUFICIENTE&quot;;IF(([.G5]=6);&quot;BIEN&quot;;IF(([.G5]=7);&quot;NOTABLE&quot;;IF(([.G5]=8);&quot;NOTABLE&quot;;IF(([.G5]&gt;=9);&quot;SOBRESALIENTE&quot;))))))" office:value-type="string" office:string-value="INSUFICIENTE" calcext:value-type="string">
            <text:p>INSUFICIENTE</text:p>
          </table:table-cell>
          <table:table-cell table:style-name="ce2" table:number-columns-repeated="2"/>
          <table:table-cell table:style-name="ce35" table:formula="of:=IF(AND([.I5]&gt;=1;[.J5]&gt;=1);SUM([.I5];[.J5]);0)" office:value-type="float" office:value="0" calcext:value-type="float">
            <text:p>0</text:p>
          </table:table-cell>
          <table:table-cell table:style-name="ce33" table:formula="of:=IF([.K5]&gt;=5;&quot;Si&quot;;&quot;No&quot;)" office:value-type="string" office:string-value="No" calcext:value-type="string">
            <text:p>No</text:p>
          </table:table-cell>
          <table:table-cell table:style-name="ce20" table:formula="of:=IF(OR([.H5]&lt;&gt;&quot;INSUFICIENTE&quot;;[.L5]=&quot;SI&quot;);&quot;SI&quot;;&quot;NO&quot;)" office:value-type="string" office:string-value="NO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co</text:p>
          </table:table-cell>
          <table:table-cell table:style-name="ce2" office:value-type="string" calcext:value-type="string">
            <text:p>Portaz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formula="of:=IF(OR(OR([.C6]&lt;5;[.D6]&lt;5;[.E6]&lt;5));MIN([.C6];[.E6]);AVERAGE([.C6];[.D6];[.E6]))" office:value-type="float" office:value="9.33333333333333" calcext:value-type="float">
            <text:p>9,33</text:p>
          </table:table-cell>
          <table:table-cell table:style-name="ce30" table:formula="of:=ROUND([.F6])" office:value-type="float" office:value="9" calcext:value-type="float">
            <text:p>9</text:p>
          </table:table-cell>
          <table:table-cell table:style-name="ce8" table:formula="of:=IF(([.G6]&lt;5);&quot;INSUFICIENTE&quot;;IF(([.G6]=5);&quot;SUFICIENTE&quot;;IF(([.G6]=6);&quot;BIEN&quot;;IF(([.G6]=7);&quot;NOTABLE&quot;;IF(([.G6]=8);&quot;NOTABLE&quot;;IF(([.G6]&gt;=9);&quot;SOBRESALIENTE&quot;))))))" office:value-type="string" office:string-value="SOBRESALIENTE" calcext:value-type="string">
            <text:p>SOBRESALIENTE</text:p>
          </table:table-cell>
          <table:table-cell table:style-name="ce2" table:number-columns-repeated="2"/>
          <table:table-cell table:style-name="ce35" table:formula="of:=IF(AND([.I6]&gt;=1;[.J6]&gt;=1);SUM([.I6];[.J6]);0)" office:value-type="float" office:value="0" calcext:value-type="float">
            <text:p>0</text:p>
          </table:table-cell>
          <table:table-cell table:style-name="ce33" table:formula="of:=IF([.K6]&gt;=5;&quot;Si&quot;;&quot;No&quot;)" office:value-type="string" office:string-value="No" calcext:value-type="string">
            <text:p>No</text:p>
          </table:table-cell>
          <table:table-cell table:style-name="ce20" table:formula="of:=IF(OR([.H6]&lt;&gt;&quot;INSUFICIENTE&quot;;[.L6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lar</text:p>
          </table:table-cell>
          <table:table-cell table:style-name="ce2" office:value-type="string" calcext:value-type="string">
            <text:p>Lopez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formula="of:=IF(OR(OR([.C7]&lt;5;[.D7]&lt;5;[.E7]&lt;5));MIN([.C7];[.E7]);AVERAGE([.C7];[.D7];[.E7]))" office:value-type="float" office:value="8.33333333333333" calcext:value-type="float">
            <text:p>8,33</text:p>
          </table:table-cell>
          <table:table-cell table:style-name="ce30" table:formula="of:=ROUND([.F7])" office:value-type="float" office:value="8" calcext:value-type="float">
            <text:p>8</text:p>
          </table:table-cell>
          <table:table-cell table:style-name="ce8" table:formula="of:=IF(([.G7]&lt;5);&quot;INSUFICIENTE&quot;;IF(([.G7]=5);&quot;SUFICIENTE&quot;;IF(([.G7]=6);&quot;BIEN&quot;;IF(([.G7]=7);&quot;NOTABLE&quot;;IF(([.G7]=8);&quot;NOTABLE&quot;;IF(([.G7]&gt;=9);&quot;SOBRESALIENTE&quot;))))))" office:value-type="string" office:string-value="NOTABLE" calcext:value-type="string">
            <text:p>NOTABLE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5" table:formula="of:=IF(AND([.I7]&gt;=1;[.J7]&gt;=1);SUM([.I7];[.J7]);0)" office:value-type="float" office:value="0" calcext:value-type="float">
            <text:p>0</text:p>
          </table:table-cell>
          <table:table-cell table:style-name="ce33" table:formula="of:=IF([.K7]&gt;=5;&quot;Si&quot;;&quot;No&quot;)" office:value-type="string" office:string-value="No" calcext:value-type="string">
            <text:p>No</text:p>
          </table:table-cell>
          <table:table-cell table:style-name="ce20" table:formula="of:=IF(OR([.H7]&lt;&gt;&quot;INSUFICIENTE&quot;;[.L7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ás</text:p>
          </table:table-cell>
          <table:table-cell table:style-name="ce2" office:value-type="string" calcext:value-type="string">
            <text:p>Loza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IF(OR(OR([.C8]&lt;5;[.D8]&lt;5;[.E8]&lt;5));MIN([.C8];[.E8]);AVERAGE([.C8];[.D8];[.E8]))" office:value-type="float" office:value="2" calcext:value-type="float">
            <text:p>2,00</text:p>
          </table:table-cell>
          <table:table-cell table:style-name="ce30" table:formula="of:=ROUND([.F8])" office:value-type="float" office:value="2" calcext:value-type="float">
            <text:p>2</text:p>
          </table:table-cell>
          <table:table-cell table:style-name="ce8" table:formula="of:=IF(([.G8]&lt;5);&quot;INSUFICIENTE&quot;;IF(([.G8]=5);&quot;SUFICIENTE&quot;;IF(([.G8]=6);&quot;BIEN&quot;;IF(([.G8]=7);&quot;NOTABLE&quot;;IF(([.G8]=8);&quot;NOTABLE&quot;;IF(([.G8]&gt;=9);&quot;SOBRESALIENTE&quot;))))))" office:value-type="string" office:string-value="INSUFICIENTE" calcext:value-type="string">
            <text:p>INSUFICIENT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5" table:formula="of:=IF(AND([.I8]&gt;=1;[.J8]&gt;=1);SUM([.I8];[.J8]);0)" office:value-type="float" office:value="0" calcext:value-type="float">
            <text:p>0</text:p>
          </table:table-cell>
          <table:table-cell table:style-name="ce33" table:formula="of:=IF([.K8]&gt;=5;&quot;Si&quot;;&quot;No&quot;)" office:value-type="string" office:string-value="No" calcext:value-type="string">
            <text:p>No</text:p>
          </table:table-cell>
          <table:table-cell table:style-name="ce20" table:formula="of:=IF(OR([.H8]&lt;&gt;&quot;INSUFICIENTE&quot;;[.L8]=&quot;SI&quot;);&quot;SI&quot;;&quot;NO&quot;)" office:value-type="string" office:string-value="NO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aquel</text:p>
          </table:table-cell>
          <table:table-cell table:style-name="ce2" office:value-type="string" calcext:value-type="string">
            <text:p>Jiménez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IF(OR(OR([.C9]&lt;5;[.D9]&lt;5;[.E9]&lt;5));MIN([.C9];[.E9]);AVERAGE([.C9];[.D9];[.E9]))" office:value-type="float" office:value="2.5" calcext:value-type="float">
            <text:p>2,50</text:p>
          </table:table-cell>
          <table:table-cell table:style-name="ce30" table:formula="of:=ROUND([.F9])" office:value-type="float" office:value="3" calcext:value-type="float">
            <text:p>3</text:p>
          </table:table-cell>
          <table:table-cell table:style-name="ce8" table:formula="of:=IF(([.G9]&lt;5);&quot;INSUFICIENTE&quot;;IF(([.G9]=5);&quot;SUFICIENTE&quot;;IF(([.G9]=6);&quot;BIEN&quot;;IF(([.G9]=7);&quot;NOTABLE&quot;;IF(([.G9]=8);&quot;NOTABLE&quot;;IF(([.G9]&gt;=9);&quot;SOBRESALIENTE&quot;))))))" office:value-type="string" office:string-value="INSUFICIENTE" calcext:value-type="string">
            <text:p>INSUFICIENT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5" table:formula="of:=IF(AND([.I9]&gt;=1;[.J9]&gt;=1);SUM([.I9];[.J9]);0)" office:value-type="float" office:value="6" calcext:value-type="float">
            <text:p>6</text:p>
          </table:table-cell>
          <table:table-cell table:style-name="ce33" table:formula="of:=IF([.K9]&gt;=5;&quot;Si&quot;;&quot;No&quot;)" office:value-type="string" office:string-value="Si" calcext:value-type="string">
            <text:p>Si</text:p>
          </table:table-cell>
          <table:table-cell table:style-name="ce20" table:formula="of:=IF(OR([.H9]&lt;&gt;&quot;INSUFICIENTE&quot;;[.L9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Mol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7" calcext:value-type="float">
            <text:p>8,7</text:p>
          </table:table-cell>
          <table:table-cell table:style-name="ce6" table:formula="of:=IF(OR(OR([.C10]&lt;5;[.D10]&lt;5;[.E10]&lt;5));MIN([.C10];[.E10]);AVERAGE([.C10];[.D10];[.E10]))" office:value-type="float" office:value="6.9" calcext:value-type="float">
            <text:p>6,90</text:p>
          </table:table-cell>
          <table:table-cell table:style-name="ce30" table:formula="of:=ROUND([.F10])" office:value-type="float" office:value="7" calcext:value-type="float">
            <text:p>7</text:p>
          </table:table-cell>
          <table:table-cell table:style-name="ce8" table:formula="of:=IF(([.G10]&lt;5);&quot;INSUFICIENTE&quot;;IF(([.G10]=5);&quot;SUFICIENTE&quot;;IF(([.G10]=6);&quot;BIEN&quot;;IF(([.G10]=7);&quot;NOTABLE&quot;;IF(([.G10]=8);&quot;NOTABLE&quot;;IF(([.G10]&gt;=9);&quot;SOBRESALIENTE&quot;))))))" office:value-type="string" office:string-value="NOTABLE" calcext:value-type="string">
            <text:p>NOTABLE</text:p>
          </table:table-cell>
          <table:table-cell table:style-name="ce2" table:number-columns-repeated="2"/>
          <table:table-cell table:style-name="ce35" table:formula="of:=IF(AND([.I10]&gt;=1;[.J10]&gt;=1);SUM([.I10];[.J10]);0)" office:value-type="float" office:value="0" calcext:value-type="float">
            <text:p>0</text:p>
          </table:table-cell>
          <table:table-cell table:style-name="ce33" table:formula="of:=IF([.K10]&gt;=5;&quot;Si&quot;;&quot;No&quot;)" office:value-type="string" office:string-value="No" calcext:value-type="string">
            <text:p>No</text:p>
          </table:table-cell>
          <table:table-cell table:style-name="ce20" table:formula="of:=IF(OR([.H10]&lt;&gt;&quot;INSUFICIENTE&quot;;[.L10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uisa</text:p>
          </table:table-cell>
          <table:table-cell table:style-name="ce2" office:value-type="string" calcext:value-type="string">
            <text:p>Ortuñ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IF(OR(OR([.C11]&lt;5;[.D11]&lt;5;[.E11]&lt;5));MIN([.C11];[.E11]);AVERAGE([.C11];[.D11];[.E11]))" office:value-type="float" office:value="6.33333333333333" calcext:value-type="float">
            <text:p>6,33</text:p>
          </table:table-cell>
          <table:table-cell table:style-name="ce30" table:formula="of:=ROUND([.F11])" office:value-type="float" office:value="6" calcext:value-type="float">
            <text:p>6</text:p>
          </table:table-cell>
          <table:table-cell table:style-name="ce8" table:formula="of:=IF(([.G11]&lt;5);&quot;INSUFICIENTE&quot;;IF(([.G11]=5);&quot;SUFICIENTE&quot;;IF(([.G11]=6);&quot;BIEN&quot;;IF(([.G11]=7);&quot;NOTABLE&quot;;IF(([.G11]=8);&quot;NOTABLE&quot;;IF(([.G11]&gt;=9);&quot;SOBRESALIENTE&quot;))))))" office:value-type="string" office:string-value="BIEN" calcext:value-type="string">
            <text:p>BIEN</text:p>
          </table:table-cell>
          <table:table-cell table:style-name="ce2" table:number-columns-repeated="2"/>
          <table:table-cell table:style-name="ce35" table:formula="of:=IF(AND([.I11]&gt;=1;[.J11]&gt;=1);SUM([.I11];[.J11]);0)" office:value-type="float" office:value="0" calcext:value-type="float">
            <text:p>0</text:p>
          </table:table-cell>
          <table:table-cell table:style-name="ce33" table:formula="of:=IF([.K11]&gt;=5;&quot;Si&quot;;&quot;No&quot;)" office:value-type="string" office:string-value="No" calcext:value-type="string">
            <text:p>No</text:p>
          </table:table-cell>
          <table:table-cell table:style-name="ce20" table:formula="of:=IF(OR([.H11]&lt;&gt;&quot;INSUFICIENTE&quot;;[.L11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sther</text:p>
          </table:table-cell>
          <table:table-cell table:style-name="ce2" office:value-type="string" calcext:value-type="string">
            <text:p>Pascual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formula="of:=IF(OR(OR([.C12]&lt;5;[.D12]&lt;5;[.E12]&lt;5));MIN([.C12];[.E12]);AVERAGE([.C12];[.D12];[.E12]))" office:value-type="float" office:value="9.66666666666667" calcext:value-type="float">
            <text:p>9,67</text:p>
          </table:table-cell>
          <table:table-cell table:style-name="ce30" table:formula="of:=ROUND([.F12])" office:value-type="float" office:value="10" calcext:value-type="float">
            <text:p>10</text:p>
          </table:table-cell>
          <table:table-cell table:style-name="ce8" table:formula="of:=IF(([.G12]&lt;5);&quot;INSUFICIENTE&quot;;IF(([.G12]=5);&quot;SUFICIENTE&quot;;IF(([.G12]=6);&quot;BIEN&quot;;IF(([.G12]=7);&quot;NOTABLE&quot;;IF(([.G12]=8);&quot;NOTABLE&quot;;IF(([.G12]&gt;=9);&quot;SOBRESALIENTE&quot;))))))" office:value-type="string" office:string-value="SOBRESALIENTE" calcext:value-type="string">
            <text:p>SOBRESALIENTE</text:p>
          </table:table-cell>
          <table:table-cell table:style-name="ce2"/>
          <table:table-cell table:style-name="ce13"/>
          <table:table-cell table:style-name="ce35" table:formula="of:=IF(AND([.I12]&gt;=1;[.J12]&gt;=1);SUM([.I12];[.J12]);0)" office:value-type="float" office:value="0" calcext:value-type="float">
            <text:p>0</text:p>
          </table:table-cell>
          <table:table-cell table:style-name="ce33" table:formula="of:=IF([.K12]&gt;=5;&quot;Si&quot;;&quot;No&quot;)" office:value-type="string" office:string-value="No" calcext:value-type="string">
            <text:p>No</text:p>
          </table:table-cell>
          <table:table-cell table:style-name="ce20" table:formula="of:=IF(OR([.H12]&lt;&gt;&quot;INSUFICIENTE&quot;;[.L12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osé</text:p>
          </table:table-cell>
          <table:table-cell table:style-name="ce2" office:value-type="string" calcext:value-type="string">
            <text:p>Rodriguez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IF(OR(OR([.C13]&lt;5;[.D13]&lt;5;[.E13]&lt;5));MIN([.C13];[.E13]);AVERAGE([.C13];[.D13];[.E13]))" office:value-type="float" office:value="5.33333333333333" calcext:value-type="float">
            <text:p>5,33</text:p>
          </table:table-cell>
          <table:table-cell table:style-name="ce30" table:formula="of:=ROUND([.F13])" office:value-type="float" office:value="5" calcext:value-type="float">
            <text:p>5</text:p>
          </table:table-cell>
          <table:table-cell table:style-name="ce8" table:formula="of:=IF(([.G13]&lt;5);&quot;INSUFICIENTE&quot;;IF(([.G13]=5);&quot;SUFICIENTE&quot;;IF(([.G13]=6);&quot;BIEN&quot;;IF(([.G13]=7);&quot;NOTABLE&quot;;IF(([.G13]=8);&quot;NOTABLE&quot;;IF(([.G13]&gt;=9);&quot;SOBRESALIENTE&quot;))))))" office:value-type="string" office:string-value="SUFICIENTE" calcext:value-type="string">
            <text:p>SUFICIENTE</text:p>
          </table:table-cell>
          <table:table-cell table:style-name="ce13"/>
          <table:table-cell table:style-name="ce2"/>
          <table:table-cell table:style-name="ce35" table:formula="of:=IF(AND([.I13]&gt;=1;[.J13]&gt;=1);SUM([.I13];[.J13]);0)" office:value-type="float" office:value="0" calcext:value-type="float">
            <text:p>0</text:p>
          </table:table-cell>
          <table:table-cell table:style-name="ce33" table:formula="of:=IF([.K13]&gt;=5;&quot;Si&quot;;&quot;No&quot;)" office:value-type="string" office:string-value="No" calcext:value-type="string">
            <text:p>No</text:p>
          </table:table-cell>
          <table:table-cell table:style-name="ce20" table:formula="of:=IF(OR([.H13]&lt;&gt;&quot;INSUFICIENTE&quot;;[.L13]=&quot;SI&quot;);&quot;SI&quot;;&quot;NO&quot;)" office:value-type="string" office:string-value="SI" calcext:value-type="string">
            <text:p>SI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Nota máxima</text:p>
          </table:table-cell>
          <table:table-cell/>
          <table:table-cell table:style-name="ce5" table:formula="of:=MAX([.C2:.C13])" office:value-type="float" office:value="10" calcext:value-type="float">
            <text:p>10</text:p>
          </table:table-cell>
          <table:table-cell table:style-name="ce5" table:formula="of:=MAX([.D2:.D13])" office:value-type="float" office:value="10" calcext:value-type="float">
            <text:p>10</text:p>
          </table:table-cell>
          <table:table-cell table:style-name="ce5" table:formula="of:=MAX([.E2:.E13])" office:value-type="float" office:value="10" calcext:value-type="float">
            <text:p>10</text:p>
          </table:table-cell>
          <table:table-cell table:style-name="ce27" table:formula="of:=MAX([.F2:.F13])" office:value-type="float" office:value="9.66666666666667" calcext:value-type="float">
            <text:p>9,67</text:p>
          </table:table-cell>
          <table:table-cell table:number-columns-repeated="4"/>
          <table:table-cell table:style-name="ce4" office:value-type="string" calcext:value-type="string">
            <text:p>Nº Alumnos que recuperan</text:p>
          </table:table-cell>
          <table:table-cell table:style-name="ce11" table:formula="of:=COUNTIF([.L2:.L13];&quot;SI&quot;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Nota mínima</text:p>
          </table:table-cell>
          <table:table-cell/>
          <table:table-cell table:style-name="ce5" table:formula="of:=MIN([.C4:.C13])" office:value-type="float" office:value="2.5" calcext:value-type="float">
            <text:p>2,5</text:p>
          </table:table-cell>
          <table:table-cell table:style-name="ce5" table:formula="of:=MIN([.D4:.D13])" office:value-type="float" office:value="3" calcext:value-type="float">
            <text:p>3</text:p>
          </table:table-cell>
          <table:table-cell table:style-name="ce5" table:formula="of:=MIN([.E4:.E13])" office:value-type="float" office:value="1" calcext:value-type="float">
            <text:p>1</text:p>
          </table:table-cell>
          <table:table-cell table:style-name="ce5" table:formula="of:=MIN([.F4:.F13])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Nº Alumnos que NO recuperan</text:p>
          </table:table-cell>
          <table:table-cell table:style-name="ce11" table:formula="of:=COUNTIF([.L2:.L13];&quot;NO&quot;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Nota media</text:p>
          </table:table-cell>
          <table:table-cell/>
          <table:table-cell table:style-name="ce27" table:formula="of:=AVERAGE([.C2:.C13])" office:value-type="float" office:value="6.70833333333333" calcext:value-type="float">
            <text:p>6,71</text:p>
          </table:table-cell>
          <table:table-cell table:style-name="ce27" table:formula="of:=AVERAGE([.D2:.D13])" office:value-type="float" office:value="5.91666666666667" calcext:value-type="float">
            <text:p>5,92</text:p>
          </table:table-cell>
          <table:table-cell table:style-name="ce27" table:formula="of:=AVERAGE([.E2:.E13])" office:value-type="float" office:value="5.89166666666667" calcext:value-type="float">
            <text:p>5,89</text:p>
          </table:table-cell>
          <table:table-cell table:style-name="ce27" table:formula="of:=AVERAGE([.F2:.F13])" office:value-type="float" office:value="5.42222222222222" calcext:value-type="float">
            <text:p>5,42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4" office:value-type="string" calcext:value-type="string">
            <text:p>Nº Aptos</text:p>
          </table:table-cell>
          <table:table-cell table:style-name="ce11" table:formula="of:=COUNTIF([.M2:.M13];&quot;SI&quot;)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" office:value-type="string" calcext:value-type="string">
            <text:p>Nº <text:s/>No aptos</text:p>
          </table:table-cell>
          <table:table-cell table:style-name="ce11" table:formula="of:=COUNTIF([.M2:.M13];&quot;NO&quot;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"/>
          <table:table-cell table:number-columns-repeated="1017"/>
        </table:table-row>
        <table:table-row table:style-name="ro3">
          <table:table-cell table:number-columns-repeated="6"/>
          <table:table-cell table:style-name="ce4" office:value-type="string" calcext:value-type="string">
            <text:p>Nº Sobresalientes</text:p>
          </table:table-cell>
          <table:table-cell table:style-name="ce12" table:formula="of:=COUNTIF([.H2:.H13];&quot;SOBRESALIENTE&quot;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" office:value-type="string" calcext:value-type="string">
            <text:p>Nº Notables</text:p>
          </table:table-cell>
          <table:table-cell table:style-name="ce12" table:formula="of:=COUNTIF([.H2:.H13];&quot;NOTABLE&quot;)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" office:value-type="string" calcext:value-type="string">
            <text:p>Nº Bienes</text:p>
          </table:table-cell>
          <table:table-cell table:style-name="ce12" table:formula="of:=COUNTIF([.H2:.H13];&quot;BIEN&quot;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" office:value-type="string" calcext:value-type="string">
            <text:p>Nº Suficientes</text:p>
          </table:table-cell>
          <table:table-cell table:style-name="ce12" table:formula="of:=COUNTIF([.H2:.H13];&quot;SUFICIENTE&quot;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" office:value-type="string" calcext:value-type="string">
            <text:p>Nº Insuficientes</text:p>
          </table:table-cell>
          <table:table-cell table:style-name="ce12" table:formula="of:=COUNTIF([.H2:.H13];&quot;INSUFICIENTE&quot;)"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ja1.G2:Hoja1.G13">
            <calcext:condition calcext:apply-style-name="Sin título2" calcext:value="&gt;=5" calcext:base-cell-address="Hoja1.G2"/>
            <calcext:condition calcext:apply-style-name="Sin título1" calcext:value="&lt;5" calcext:base-cell-address="Hoja1.G2"/>
          </calcext:conditional-format>
        </calcext:conditional-formats>
      </table:table>
      <table:table table:name="Hoja2" table:style-name="ta2">
        <table:table-column table:style-name="co1" table:default-cell-style-name="ce22"/>
        <table:table-column table:style-name="co13" table:default-cell-style-name="ce22"/>
        <table:table-column table:style-name="co14" table:number-columns-repeated="5" table:default-cell-style-name="ce22"/>
        <table:table-column table:style-name="co15" table:default-cell-style-name="ce22"/>
        <table:table-column table:style-name="co12" table:number-columns-repeated="1016" table:default-cell-style-name="Default"/>
        <table:table-row table:style-name="ro3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Sobresueldo</text:p>
          </table:table-cell>
          <table:table-cell office:value-type="string" calcext:value-type="string">
            <text:p>Peset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ombre</text:p>
          </table:table-cell>
          <table:table-cell office:value-type="string" calcext:value-type="string">
            <text:p>1er. Apellido</text:p>
          </table:table-cell>
          <table:table-cell office:value-type="string" calcext:value-type="string">
            <text:p>Sueldo Base</text:p>
          </table:table-cell>
          <table:table-cell table:number-columns-repeated="2" office:value-type="string" calcext:value-type="string">
            <text:p>Horas Extr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Antigüedad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mon </text:p>
          </table:table-cell>
          <table:table-cell office:value-type="string" calcext:value-type="string">
            <text:p>Rodriguez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e</text:p>
          </table:table-cell>
          <table:table-cell office:value-type="string" calcext:value-type="string">
            <text:p>Perez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c</text:p>
          </table:table-cell>
          <table:table-cell office:value-type="string" calcext:value-type="string">
            <text:p>Menendez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abriel</text:p>
          </table:table-cell>
          <table:table-cell office:value-type="string" calcext:value-type="string">
            <text:p>Garcí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co</text:p>
          </table:table-cell>
          <table:table-cell office:value-type="string" calcext:value-type="string">
            <text:p>Portaz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luís</text:p>
          </table:table-cell>
          <table:table-cell office:value-type="string" calcext:value-type="string">
            <text:p>Lopez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luc</text:p>
          </table:table-cell>
          <table:table-cell office:value-type="string" calcext:value-type="string">
            <text:p>Lozan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Xavier</text:p>
          </table:table-cell>
          <table:table-cell office:value-type="string" calcext:value-type="string">
            <text:p>Jimenez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3" table:default-cell-style-name="ce22"/>
        <table:table-column table:style-name="co16" table:default-cell-style-name="ce22"/>
        <table:table-column table:style-name="co12" table:default-cell-style-name="Default"/>
        <table:table-column table:style-name="co17" table:default-cell-style-name="ce22"/>
        <table:table-column table:style-name="co8" table:default-cell-style-name="ce22"/>
        <table:table-column table:style-name="co18" table:default-cell-style-name="ce22"/>
        <table:table-column table:style-name="co12" table:number-columns-repeated="1018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ueldo Base</text:p>
          </table:table-cell>
          <table:table-cell table:number-columns-repeated="2"/>
          <table:table-cell office:value-type="string" calcext:value-type="string">
            <text:p>Incremento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erario</text:p>
          </table:table-cell>
          <table:table-cell office:value-type="string" calcext:value-type="string">
            <text:p>Sueldo Base</text:p>
          </table:table-cell>
          <table:table-cell/>
          <table:table-cell office:value-type="string" calcext:value-type="string">
            <text:p>Categoría</text:p>
          </table:table-cell>
          <table:table-cell office:value-type="string" calcext:value-type="string">
            <text:p>Hora Extra</text:p>
          </table:table-cell>
          <table:table-cell office:value-type="string" calcext:value-type="string">
            <text:p>Inc Sueldo 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yudante Of.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pintero</text:p>
          </table:table-cell>
          <table:table-cell office:value-type="float" office:value="87000" calcext:value-type="float">
            <text:p>8700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ductor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table</text:p>
          </table:table-cell>
          <table:table-cell office:value-type="float" office:value="90000" calcext:value-type="float">
            <text:p>9000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tricista</text:p>
          </table:table-cell>
          <table:table-cell office:value-type="float" office:value="90000" calcext:value-type="float">
            <text:p>9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mpista</text:p>
          </table:table-cell>
          <table:table-cell office:value-type="float" office:value="87000" calcext:value-type="float">
            <text:p>87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retario</text:p>
          </table:table-cell>
          <table:table-cell office:value-type="float" office:value="85000" calcext:value-type="float">
            <text:p>85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ldador</text:p>
          </table:table-cell>
          <table:table-cell office:value-type="float" office:value="77000" calcext:value-type="float">
            <text:p>770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ntigüed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&gt;=5</text:p>
          </table:table-cell>
          <table:table-cell office:value-type="string" calcext:value-type="string">
            <text:p>&lt;5</text:p>
          </table:table-cell>
          <table:table-cell table:number-columns-repeated="1022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4" table:style-name="ta4">
        <table:table-column table:style-name="co1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5" table:style-name="ta5">
        <table:table-column table:style-name="co1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/>
    </number:number-style>
    <number:number-style style:name="N104">
      <style:text-properties fo:color="#ff0000"/>
      <number:text>-</number:text>
      <number:number number:decimal-places="0" loext:min-decimal-places="0" number:min-integer-digits="1"/>
      <style:map style:condition="value()&gt;=0" style:apply-style-name="N104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Pts</number:text>
    </number:number-style>
    <number:number-style style:name="N136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Pts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Pts</number:text>
    </number:number-style>
    <number:number-style style:name="N139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Pts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44P2" style:volatile="true">
      <loext:text> </loext:text>
      <loext:fill-character> </loext:fill-character>
      <number:text>- Pts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8P2" style:volatile="true">
      <loext:text> </loext:text>
      <loext:fill-character> </loext:fill-character>
      <number:text>- 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LOR_20_DE_20_NUMERO" style:display-name="COLOR DE NUMERO" style:family="table-cell" style:parent-style-name="Default" style:data-style-name="N104">
      <style:table-cell-properties loext:vertical-justify="auto"/>
      <style:paragraph-properties css3t:text-justify="auto"/>
      <style:text-properties fo:color="#00a65d"/>
    </style:style>
    <style:style style:name="Sin_20_título1" style:display-name="Sin título1" style:family="table-cell" style:parent-style-name="Default">
      <style:table-cell-properties loext:vertical-justify="auto"/>
      <style:paragraph-properties css3t:text-justify="auto"/>
      <style:text-properties fo:color="#ef413d" fo:font-style="italic" fo:font-weight="normal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00a65d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8.87mm"/>
      </style:header-style>
      <style:footer-style>
        <style:header-footer-properties fo:min-height="7.5mm" fo:margin-left="0mm" fo:margin-right="0mm" fo:margin-top="8.87mm"/>
      </style:footer-style>
    </style:page-layout>
    <style:page-layout style:name="Mpm4">
      <style:page-layout-properties fo:margin-top="13mm" fo:margin-bottom="13mm" fo:margin-left="19.05mm" fo:margin-right="19.05mm" style:first-page-number="continue" style:writing-mode="lr-tb" style:print="charts drawings grid objects zero-values"/>
      <style:header-style>
        <style:header-footer-properties fo:min-height="7.5mm" fo:margin-left="0mm" fo:margin-right="0mm" fo:margin-bottom="8.87mm"/>
      </style:header-style>
      <style:footer-style>
        <style:header-footer-properties fo:min-height="7.5mm" fo:margin-left="0mm" fo:margin-right="0mm" fo:margin-top="8.8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5:30:11.0193329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4" style:display-name="PageStyle_Hoja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5" style:display-name="PageStyle_Hoja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US</meta:initial-creator>
    <meta:creation-date>1997-04-12T17:58:44</meta:creation-date>
    <dc:creator>I116-05 </dc:creator>
    <dc:date>2020-03-10T15:52:56.310652265</dc:date>
    <meta:editing-duration>PT53M40S</meta:editing-duration>
    <meta:editing-cycles>7</meta:editing-cycles>
    <meta:generator>LibreOffice/6.0.4.1$Linux_X86_64 LibreOffice_project/00m0$Build-1</meta:generator>
    <meta:document-statistic meta:table-count="5" meta:cell-count="2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.003cm" xlink:href=".." xlink:type="simple" chart:class="chart:bar" chart:style-name="ch1">
        <chart:legend chart:legend-position="end" svg:x="14.147cm" svg:y="3.704cm" style:legend-expansion="high" chart:style-name="ch2"/>
        <chart:plot-area chart:style-name="ch3" table:cell-range-address="Hoja1.A2:Hoja1.A13 Hoja1.C1:Hoja1.E13" chart:data-source-has-labels="both" svg:x="0.32cm" svg:y="0.18cm" svg:width="13.507cm" svg:height="8.643cm">
          <chartooo:coordinate-region svg:x="0.941cm" svg:y="0.38cm" svg:width="12.886cm" svg:height="7.796cm"/>
          <chart:axis chart:dimension="x" chart:name="primary-x" chart:style-name="ch4" chartooo:axis-type="auto">
            <chartooo:date-scale/>
            <chart:categories table:cell-range-address="Hoja1.A2:Hoja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13" chart:label-cell-address="Hoja1.C1:Hoja1.C1" chart:class="chart:bar">
            <chart:data-point chart:repeated="12"/>
          </chart:series>
          <chart:series chart:style-name="ch8" chart:values-cell-range-address="Hoja1.D2:Hoja1.D13" chart:label-cell-address="Hoja1.D1:Hoja1.D1" chart:class="chart:bar">
            <chart:data-point chart:repeated="12"/>
          </chart:series>
          <chart:series chart:style-name="ch9" chart:values-cell-range-address="Hoja1.E2:Hoja1.E13" chart:label-cell-address="Hoja1.E1:Hoja1.E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ª Eval</text:p>
                <draw:g>
                  <svg:desc>Hoja1.C1:Hoja1.C1</svg:desc>
                </draw:g>
              </table:table-cell>
              <table:table-cell office:value-type="string">
                <text:p>2ª Eval</text:p>
                <draw:g>
                  <svg:desc>Hoja1.D1:Hoja1.D1</svg:desc>
                </draw:g>
              </table:table-cell>
              <table:table-cell office:value-type="string">
                <text:p>3ªEval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mon </text:p>
                <draw:g>
                  <svg:desc>Hoja1.A2:Hoja1.A13</svg:desc>
                </draw:g>
              </table:table-cell>
              <table:table-cell office:value-type="float" office:value="4.5">
                <text:p>4.5</text:p>
                <draw:g>
                  <svg:desc>Hoja1.C2:Hoja1.C13</svg:desc>
                </draw:g>
              </table:table-cell>
              <table:table-cell office:value-type="float" office:value="5">
                <text:p>5</text:p>
                <draw:g>
                  <svg:desc>Hoja1.D2:Hoja1.D13</svg:desc>
                </draw:g>
              </table:table-cell>
              <table:table-cell office:value-type="float" office:value="6">
                <text:p>6</text:p>
                <draw:g>
                  <svg:desc>Hoja1.E2:Hoja1.E13</svg:desc>
                </draw:g>
              </table:table-cell>
            </table:table-row>
            <table:table-row>
              <table:table-cell office:value-type="string">
                <text:p>Ana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c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abriel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co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ilar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más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quel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car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Luisa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sther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osé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3cm" xlink:href=".." xlink:type="simple" chart:class="chart:bar" chart:style-name="ch1">
        <chart:legend chart:legend-position="end" svg:x="13.565cm" svg:y="4.202cm" style:legend-expansion="high" chart:style-name="ch2"/>
        <chart:plot-area chart:style-name="ch3" table:cell-range-address="Hoja1.G18:Hoja1.H19" chart:data-source-has-labels="column" svg:x="0.32cm" svg:y="0.18cm" svg:width="12.925cm" svg:height="8.643cm">
          <chartooo:coordinate-region svg:x="0.941cm" svg:y="0.38cm" svg:width="12.304cm" svg:height="7.796cm"/>
          <chart:axis chart:dimension="x" chart:name="primary-x" chart:style-name="ch4" chartooo:axis-type="auto">
            <chartooo:date-scale/>
            <chart:categories table:cell-range-address="Hoja1.G18:Hoja1.G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8:Hoja1.H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Nº Aptos</text:p>
                <draw:g>
                  <svg:desc>Hoja1.G18:Hoja1.G19</svg:desc>
                </draw:g>
              </table:table-cell>
              <table:table-cell office:value-type="float" office:value="10">
                <text:p>10</text:p>
                <draw:g>
                  <svg:desc>Hoja1.H18:Hoja1.H19</svg:desc>
                </draw:g>
              </table:table-cell>
            </table:table-row>
            <table:table-row>
              <table:table-cell office:value-type="string">
                <text:p>Nº  No apto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9.003cm" xlink:href=".." xlink:type="simple" chart:class="chart:circle" chart:style-name="ch1">
        <chart:legend chart:legend-position="end" svg:x="12.505cm" svg:y="3.206cm" style:legend-expansion="high" chart:style-name="ch2"/>
        <chart:plot-area chart:style-name="ch3" table:cell-range-address="Hoja1.G21:Hoja1.H25" chart:data-source-has-labels="column" svg:x="0.32cm" svg:y="0.18cm" svg:width="11.865cm" svg:height="8.643cm">
          <chartooo:coordinate-region svg:x="1.931cm" svg:y="0.18cm" svg:width="8.643cm" svg:height="8.643cm"/>
          <chart:axis chart:dimension="x" chart:name="primary-x" chart:style-name="ch4" chartooo:axis-type="auto">
            <chartooo:date-scale/>
            <chart:categories table:cell-range-address="Hoja1.G21:Hoja1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21:Hoja1.H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Nº Sobresalientes</text:p>
                <draw:g>
                  <svg:desc>Hoja1.G21:Hoja1.G25</svg:desc>
                </draw:g>
              </table:table-cell>
              <table:table-cell office:value-type="float" office:value="2">
                <text:p>2</text:p>
                <draw:g>
                  <svg:desc>Hoja1.H21:Hoja1.H25</svg:desc>
                </draw:g>
              </table:table-cell>
            </table:table-row>
            <table:table-row>
              <table:table-cell office:value-type="string">
                <text:p>Nº Notabl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º Bien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º Sufici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º Insuficientes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